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10000001C7387D4F87C4D21A0.png" manifest:media-type="image/png"/>
  <manifest:file-entry manifest:full-path="Pictures/10000201000001010000010A4A0D3B455472E1CA.png" manifest:media-type="image/png"/>
  <manifest:file-entry manifest:full-path="Pictures/100002010000013A000000D78FDAAC8011C83CDA.png" manifest:media-type="image/png"/>
  <manifest:file-entry manifest:full-path="Pictures/10000201000000DE000000A059F60D0C994D1B4E.png" manifest:media-type="image/png"/>
  <manifest:file-entry manifest:full-path="Pictures/10000201000000EA0000001B45A5A20E98537BE2.png" manifest:media-type="image/png"/>
  <manifest:file-entry manifest:full-path="Pictures/100002010000009400000069B31CC16FC7A30DB1.png" manifest:media-type="image/png"/>
  <manifest:file-entry manifest:full-path="Pictures/10000201000000EC0000003C36EDD88A3794C6CF.png" manifest:media-type="image/png"/>
  <manifest:file-entry manifest:full-path="Pictures/10000201000000BE00000124B86C0256923DAE62.png" manifest:media-type="image/png"/>
  <manifest:file-entry manifest:full-path="Pictures/100002010000012000000019EDAA1E89567A647A.png" manifest:media-type="image/png"/>
  <manifest:file-entry manifest:full-path="Pictures/100002010000015B000000DEFDE57E1B80A55C52.png" manifest:media-type="image/png"/>
  <manifest:file-entry manifest:full-path="Pictures/10000201000000FF000000FADF2F815DE205163D.png" manifest:media-type="image/png"/>
  <manifest:file-entry manifest:full-path="Pictures/10000201000000BB000000C154BC7298CD638409.png" manifest:media-type="image/png"/>
  <manifest:file-entry manifest:full-path="Pictures/100002010000030A0000001C83ADCBC4601B499E.png" manifest:media-type="image/png"/>
  <manifest:file-entry manifest:full-path="Pictures/10000201000000C800000081E10D651E0B4A5C2B.png" manifest:media-type="image/png"/>
  <manifest:file-entry manifest:full-path="Pictures/10000201000000DF000000D4471AEABDE575F090.png" manifest:media-type="image/png"/>
  <manifest:file-entry manifest:full-path="Pictures/10000201000000B700000098E5FED45239682CA2.png" manifest:media-type="image/png"/>
  <manifest:file-entry manifest:full-path="Pictures/1000020100000179000001450DA877DFAEF3FA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Standard">
      <style:text-properties officeooo:rsid="0329006a" officeooo:paragraph-rsid="034d810d"/>
    </style:style>
    <style:style style:name="P9" style:family="paragraph" style:parent-style-name="Standard">
      <style:text-properties officeooo:rsid="032532eb" officeooo:paragraph-rsid="034d810d"/>
    </style:style>
    <style:style style:name="P10" style:family="paragraph" style:parent-style-name="Standard">
      <style:text-properties officeooo:rsid="03268466" officeooo:paragraph-rsid="034d810d"/>
    </style:style>
    <style:style style:name="P11" style:family="paragraph" style:parent-style-name="Standard">
      <style:text-properties officeooo:paragraph-rsid="034ed44e"/>
    </style:style>
    <style:style style:name="P12" style:family="paragraph" style:parent-style-name="Standard">
      <style:text-properties officeooo:rsid="032875da" officeooo:paragraph-rsid="034ee114"/>
    </style:style>
    <style:style style:name="P13" style:family="paragraph" style:parent-style-name="Standard">
      <style:text-properties officeooo:rsid="034ee114" officeooo:paragraph-rsid="034ee114"/>
    </style:style>
    <style:style style:name="P14" style:family="paragraph" style:parent-style-name="Footer">
      <style:paragraph-properties fo:text-align="center" style:justify-single-word="false"/>
    </style:style>
    <style:style style:name="P15" style:family="paragraph" style:parent-style-name="Horizontal_20_Line">
      <style:text-properties officeooo:paragraph-rsid="0347009d"/>
    </style:style>
    <style:style style:name="P16" style:family="paragraph" style:parent-style-name="Horizontal_20_Line">
      <style:text-properties officeooo:rsid="0027af99" officeooo:paragraph-rsid="0347009d"/>
    </style:style>
    <style:style style:name="P17" style:family="paragraph" style:parent-style-name="Standard">
      <style:paragraph-properties fo:break-before="auto" fo:break-after="auto"/>
      <style:text-properties officeooo:paragraph-rsid="0347009d"/>
    </style:style>
    <style:style style:name="P18" style:family="paragraph" style:parent-style-name="Text_20_body">
      <style:text-properties officeooo:rsid="002e70c0" officeooo:paragraph-rsid="0347009d"/>
    </style:style>
    <style:style style:name="P19" style:family="paragraph" style:parent-style-name="Text_20_body">
      <style:text-properties officeooo:rsid="00350c2e" officeooo:paragraph-rsid="0347669b"/>
    </style:style>
    <style:style style:name="P20" style:family="paragraph" style:parent-style-name="Text_20_body">
      <style:text-properties officeooo:rsid="00350c2e" officeooo:paragraph-rsid="034d458e"/>
    </style:style>
    <style:style style:name="P21" style:family="paragraph" style:parent-style-name="Text_20_body">
      <style:text-properties officeooo:rsid="0027af99" officeooo:paragraph-rsid="0347009d"/>
    </style:style>
    <style:style style:name="P22" style:family="paragraph" style:parent-style-name="Text_20_body">
      <style:text-properties officeooo:paragraph-rsid="0347009d"/>
    </style:style>
    <style:style style:name="P23" style:family="paragraph" style:parent-style-name="Text_20_body">
      <style:text-properties officeooo:rsid="00295fd4" officeooo:paragraph-rsid="0347009d"/>
    </style:style>
    <style:style style:name="P24" style:family="paragraph" style:parent-style-name="Text_20_body">
      <style:text-properties officeooo:rsid="0030354b" officeooo:paragraph-rsid="0347009d"/>
    </style:style>
    <style:style style:name="P25" style:family="paragraph" style:parent-style-name="Text_20_body">
      <style:text-properties officeooo:rsid="0347009d" officeooo:paragraph-rsid="0347009d"/>
    </style:style>
    <style:style style:name="P26" style:family="paragraph" style:parent-style-name="Text_20_body">
      <style:text-properties officeooo:rsid="034c6e3d" officeooo:paragraph-rsid="034c6e3d"/>
    </style:style>
    <style:style style:name="P27" style:family="paragraph" style:parent-style-name="Text_20_body">
      <style:text-properties officeooo:rsid="034d458e" officeooo:paragraph-rsid="034d458e"/>
    </style:style>
    <style:style style:name="P28" style:family="paragraph" style:parent-style-name="Text_20_body">
      <style:text-properties officeooo:rsid="009e2998" officeooo:paragraph-rsid="034d458e"/>
    </style:style>
    <style:style style:name="P29" style:family="paragraph" style:parent-style-name="Text_20_body">
      <style:text-properties officeooo:rsid="034d810d" officeooo:paragraph-rsid="034d810d"/>
    </style:style>
    <style:style style:name="P30" style:family="paragraph" style:parent-style-name="Text_20_body">
      <style:text-properties officeooo:rsid="032875da" officeooo:paragraph-rsid="034ed44e"/>
    </style:style>
    <style:style style:name="P31" style:family="paragraph" style:parent-style-name="Text_20_body">
      <style:text-properties officeooo:rsid="03268466" officeooo:paragraph-rsid="034ed44e"/>
    </style:style>
    <style:style style:name="P32" style:family="paragraph" style:parent-style-name="Text_20_body">
      <style:text-properties officeooo:rsid="03268466" officeooo:paragraph-rsid="034ee114"/>
    </style:style>
    <style:style style:name="P33" style:family="paragraph" style:parent-style-name="Text_20_body">
      <style:text-properties officeooo:paragraph-rsid="034ee114"/>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Heading_20_4">
      <style:text-properties officeooo:paragraph-rsid="034ed44e"/>
    </style:style>
    <style:style style:name="P39" style:family="paragraph" style:parent-style-name="Text_20_body">
      <style:text-properties officeooo:paragraph-rsid="0347009d"/>
    </style:style>
    <style:style style:name="P40" style:family="paragraph" style:parent-style-name="Text_20_body">
      <style:text-properties officeooo:paragraph-rsid="034ed44e"/>
    </style:style>
    <style:style style:name="P41" style:family="paragraph" style:parent-style-name="Heading_20_1">
      <style:paragraph-properties fo:margin-top="0cm" fo:margin-bottom="0cm" loext:contextual-spacing="false"/>
      <style:text-properties officeooo:paragraph-rsid="0342441a"/>
    </style:style>
    <style:style style:name="P42" style:family="paragraph" style:parent-style-name="Heading_20_1">
      <style:paragraph-properties fo:margin-top="0cm" fo:margin-bottom="0cm" loext:contextual-spacing="false"/>
      <style:text-properties officeooo:rsid="03268466" officeooo:paragraph-rsid="034d810d"/>
    </style:style>
    <style:style style:name="P43" style:family="paragraph" style:parent-style-name="Heading_20_2">
      <style:text-properties officeooo:paragraph-rsid="0347009d"/>
    </style:style>
    <style:style style:name="P44" style:family="paragraph" style:parent-style-name="Heading_20_2">
      <style:text-properties officeooo:paragraph-rsid="034ed44e"/>
    </style:style>
    <style:style style:name="P45" style:family="paragraph" style:parent-style-name="Heading_20_2">
      <style:text-properties officeooo:paragraph-rsid="034ee114"/>
    </style:style>
    <style:style style:name="P46" style:family="paragraph" style:parent-style-name="Heading_20_3">
      <style:text-properties officeooo:paragraph-rsid="0347009d"/>
    </style:style>
    <style:style style:name="P47" style:family="paragraph" style:parent-style-name="Heading_20_3">
      <style:text-properties officeooo:paragraph-rsid="034d458e"/>
    </style:style>
    <style:style style:name="P48" style:family="paragraph" style:parent-style-name="Heading_20_3">
      <style:text-properties officeooo:rsid="034d458e" officeooo:paragraph-rsid="034d458e"/>
    </style:style>
    <style:style style:name="P49" style:family="paragraph" style:parent-style-name="Heading_20_3">
      <style:text-properties officeooo:rsid="002e70c0" officeooo:paragraph-rsid="0347009d"/>
    </style:style>
    <style:style style:name="P50" style:family="paragraph" style:parent-style-name="Heading_20_3">
      <style:text-properties officeooo:paragraph-rsid="0347669b"/>
    </style:style>
    <style:style style:name="P51" style:family="paragraph" style:parent-style-name="Heading_20_3">
      <style:text-properties officeooo:paragraph-rsid="034ed44e"/>
    </style:style>
    <style:style style:name="P52" style:family="paragraph" style:parent-style-name="Heading_20_3">
      <style:text-properties officeooo:paragraph-rsid="034ee114"/>
    </style:style>
    <style:style style:name="P53" style:family="paragraph" style:parent-style-name="Standard">
      <style:text-properties officeooo:paragraph-rsid="034ee114"/>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509752" style:font-size-asian="10pt" style:font-size-complex="10pt"/>
    </style:style>
    <style:style style:name="T4" style:family="text">
      <style:text-properties fo:font-size="10pt" officeooo:rsid="034b31c2"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8" style:family="text">
      <style:text-properties officeooo:rsid="00293e6a"/>
    </style:style>
    <style:style style:name="T9" style:family="text">
      <style:text-properties officeooo:rsid="0028723b"/>
    </style:style>
    <style:style style:name="T10" style:family="text">
      <style:text-properties officeooo:rsid="00295fd4"/>
    </style:style>
    <style:style style:name="T11" style:family="text">
      <style:text-properties officeooo:rsid="002e70c0"/>
    </style:style>
    <style:style style:name="T12" style:family="text">
      <style:text-properties officeooo:rsid="00350c2e"/>
    </style:style>
    <style:style style:name="T13" style:family="text">
      <style:text-properties officeooo:rsid="034c6e3d"/>
    </style:style>
    <style:style style:name="T14" style:family="text">
      <style:text-properties officeooo:rsid="032875da"/>
    </style:style>
    <style:style style:name="T15" style:family="text">
      <style:text-properties fo:color="#000000" style:font-name="Liberation Serif" fo:font-size="12pt" fo:font-style="normal" fo:font-weight="normal" officeooo:rsid="03268466" style:font-size-asian="12pt" style:font-style-asian="normal" style:font-weight-asian="normal" style:font-size-complex="12pt"/>
    </style:style>
    <style:style style:name="T16" style:family="text">
      <style:text-properties fo:color="#000000" style:font-name="Liberation Serif" fo:font-size="12pt" fo:font-style="normal" fo:font-weight="normal" officeooo:rsid="034ed44e" style:font-size-asian="12pt" style:font-style-asian="normal" style:font-weight-asian="normal" style:font-size-complex="12pt"/>
    </style:style>
    <style:style style:name="T17" style:family="text">
      <style:text-properties fo:color="#000000" style:font-name="Liberation Serif" fo:font-size="12pt" fo:font-style="normal" fo:font-weight="normal" officeooo:rsid="034d810d" style:font-size-asian="12pt" style:font-style-asian="normal" style:font-weight-asian="normal" style:font-size-complex="12pt"/>
    </style:style>
    <style:style style:name="T18" style:family="text">
      <style:text-properties officeooo:rsid="034ed44e"/>
    </style:style>
    <style:style style:name="T19" style:family="text">
      <style:text-properties officeooo:rsid="03268466"/>
    </style:style>
    <style:style style:name="T20" style:family="text">
      <style:text-properties officeooo:rsid="03640794"/>
    </style:style>
    <style:style style:name="T21" style:family="text">
      <style:text-properties officeooo:rsid="0352797f"/>
    </style:style>
    <style:style style:name="T22" style:family="text">
      <style:text-properties officeooo:rsid="0353574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1 Editors - UV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1 Editors - UV Editor - Header - Header Tools and Options</text:p>
          </text:index-title>
          <text:p text:style-name="P34"><text:a xlink:type="simple" xlink:href="#__RefHeading___Toc3654_4126228218" text:style-name="Index_20_Link" text:visited-style-name="Index_20_Link">Image Editor - Header Tools<text:tab/>2</text:a></text:p>
          <text:p text:style-name="P35"><text:a xlink:type="simple" xlink:href="#__RefHeading___Toc3751_3288610003" text:style-name="Index_20_Link" text:visited-style-name="Index_20_Link">Image Prop<text:tab/>2</text:a></text:p>
          <text:p text:style-name="P36"><text:a xlink:type="simple" xlink:href="#__RefHeading___Toc3753_3288610003" text:style-name="Index_20_Link" text:visited-style-name="Index_20_Link">List of images in the scene<text:tab/>2</text:a></text:p>
          <text:p text:style-name="P37"><text:a xlink:type="simple" xlink:href="#__RefHeading___Toc6272_1751323851" text:style-name="Index_20_Link" text:visited-style-name="Index_20_Link">Search form<text:tab/>2</text:a></text:p>
          <text:p text:style-name="P36"><text:a xlink:type="simple" xlink:href="#__RefHeading___Toc3755_3288610003" text:style-name="Index_20_Link" text:visited-style-name="Index_20_Link">Image Edit Box<text:tab/>2</text:a></text:p>
          <text:p text:style-name="P36"><text:a xlink:type="simple" xlink:href="#__RefHeading___Toc6274_1751323851" text:style-name="Index_20_Link" text:visited-style-name="Index_20_Link">Number of Fake Users<text:tab/>2</text:a></text:p>
          <text:p text:style-name="P36"><text:a xlink:type="simple" xlink:href="#__RefHeading___Toc3757_3288610003" text:style-name="Index_20_Link" text:visited-style-name="Index_20_Link">Fake User<text:tab/>2</text:a></text:p>
          <text:p text:style-name="P36"><text:a xlink:type="simple" xlink:href="#__RefHeading___Toc6276_1751323851" text:style-name="Index_20_Link" text:visited-style-name="Index_20_Link">Open<text:tab/>2</text:a></text:p>
          <text:p text:style-name="P36"><text:a xlink:type="simple" xlink:href="#__RefHeading___Toc6278_1751323851" text:style-name="Index_20_Link" text:visited-style-name="Index_20_Link">Remove<text:tab/>2</text:a></text:p>
          <text:p text:style-name="P36"><text:a xlink:type="simple" xlink:href="#__RefHeading___Toc3759_3288610003" text:style-name="Index_20_Link" text:visited-style-name="Index_20_Link">New Image<text:tab/>3</text:a></text:p>
          <text:p text:style-name="P36"><text:a xlink:type="simple" xlink:href="#__RefHeading___Toc17654_14486089731" text:style-name="Index_20_Link" text:visited-style-name="Index_20_Link">Name<text:tab/>3</text:a></text:p>
          <text:p text:style-name="P36"><text:a xlink:type="simple" xlink:href="#__RefHeading___Toc17656_14486089731" text:style-name="Index_20_Link" text:visited-style-name="Index_20_Link">Width<text:tab/>3</text:a></text:p>
          <text:p text:style-name="P36"><text:a xlink:type="simple" xlink:href="#__RefHeading___Toc17658_14486089731" text:style-name="Index_20_Link" text:visited-style-name="Index_20_Link">Height<text:tab/>3</text:a></text:p>
          <text:p text:style-name="P36"><text:a xlink:type="simple" xlink:href="#__RefHeading___Toc17660_14486089731" text:style-name="Index_20_Link" text:visited-style-name="Index_20_Link">Color<text:tab/>3</text:a></text:p>
          <text:p text:style-name="P36"><text:a xlink:type="simple" xlink:href="#__RefHeading___Toc17662_14486089731" text:style-name="Index_20_Link" text:visited-style-name="Index_20_Link">Alpha<text:tab/>3</text:a></text:p>
          <text:p text:style-name="P36"><text:a xlink:type="simple" xlink:href="#__RefHeading___Toc17664_14486089731" text:style-name="Index_20_Link" text:visited-style-name="Index_20_Link">Generated Type<text:tab/>3</text:a></text:p>
          <text:p text:style-name="P36"><text:a xlink:type="simple" xlink:href="#__RefHeading___Toc17666_14486089731" text:style-name="Index_20_Link" text:visited-style-name="Index_20_Link">32 Bit Float<text:tab/>3</text:a></text:p>
          <text:p text:style-name="P36"><text:a xlink:type="simple" xlink:href="#__RefHeading___Toc9426_3361135648" text:style-name="Index_20_Link" text:visited-style-name="Index_20_Link">Open Image<text:tab/>3</text:a></text:p>
          <text:p text:style-name="P36"><text:a xlink:type="simple" xlink:href="#__RefHeading___Toc3763_3288610003" text:style-name="Index_20_Link" text:visited-style-name="Index_20_Link">Unlink Datablock<text:tab/>3</text:a></text:p>
          <text:p text:style-name="P35"><text:a xlink:type="simple" xlink:href="#__RefHeading___Toc3770_3288610003" text:style-name="Index_20_Link" text:visited-style-name="Index_20_Link">Use Image Pin<text:tab/>4</text:a></text:p>
          <text:p text:style-name="P35"><text:a xlink:type="simple" xlink:href="#__RefHeading___Toc2131_3026708366" text:style-name="Index_20_Link" text:visited-style-name="Index_20_Link">UV Map Property<text:tab/>4</text:a></text:p>
          <text:p text:style-name="P35"><text:a xlink:type="simple" xlink:href="#__RefHeading___Toc9428_3361135648" text:style-name="Index_20_Link" text:visited-style-name="Index_20_Link">Display Channels<text:tab/>4</text:a></text:p>
          <text:p text:style-name="P36"><text:a xlink:type="simple" xlink:href="#__RefHeading___Toc9430_3361135648" text:style-name="Index_20_Link" text:visited-style-name="Index_20_Link">Color and Alpha<text:tab/>4</text:a></text:p>
          <text:p text:style-name="P36"><text:a xlink:type="simple" xlink:href="#__RefHeading___Toc4381_1152525425" text:style-name="Index_20_Link" text:visited-style-name="Index_20_Link">Color<text:tab/>4</text:a></text:p>
          <text:p text:style-name="P36"><text:a xlink:type="simple" xlink:href="#__RefHeading___Toc4383_1152525425" text:style-name="Index_20_Link" text:visited-style-name="Index_20_Link">Alpha<text:tab/>4</text:a></text:p>
          <text:p text:style-name="P36"><text:a xlink:type="simple" xlink:href="#__RefHeading___Toc4385_1152525425" text:style-name="Index_20_Link" text:visited-style-name="Index_20_Link">Red<text:tab/>4</text:a></text:p>
          <text:p text:style-name="P36"><text:a xlink:type="simple" xlink:href="#__RefHeading___Toc4387_1152525425" text:style-name="Index_20_Link" text:visited-style-name="Index_20_Link">Green<text:tab/>4</text:a></text:p>
          <text:p text:style-name="P36"><text:a xlink:type="simple" xlink:href="#__RefHeading___Toc4389_1152525425" text:style-name="Index_20_Link" text:visited-style-name="Index_20_Link">Blue<text:tab/>5</text:a></text:p>
          <text:p text:style-name="P34"><text:a xlink:type="simple" xlink:href="#__RefHeading___Toc521_3097850177" text:style-name="Index_20_Link" text:visited-style-name="Index_20_Link">Object settings<text:tab/>5</text:a></text:p>
          <text:p text:style-name="P35"><text:a xlink:type="simple" xlink:href="#__RefHeading___Toc6280_1751323851" text:style-name="Index_20_Link" text:visited-style-name="Index_20_Link">Pivot<text:tab/>5</text:a></text:p>
          <text:p text:style-name="P35"><text:a xlink:type="simple" xlink:href="#__RefHeading___Toc6282_1751323851" text:style-name="Index_20_Link" text:visited-style-name="Index_20_Link">Snapping<text:tab/>5</text:a></text:p>
          <text:p text:style-name="P36"><text:a xlink:type="simple" xlink:href="#__RefHeading___Toc533_3097850177" text:style-name="Index_20_Link" text:visited-style-name="Index_20_Link">Snapping Settings<text:tab/>5</text:a></text:p>
          <text:p text:style-name="P37"><text:a xlink:type="simple" xlink:href="#__RefHeading___Toc565_3097850177" text:style-name="Index_20_Link" text:visited-style-name="Index_20_Link">Affect<text:tab/>5</text:a></text:p>
          <text:p text:style-name="P35"><text:a xlink:type="simple" xlink:href="#__RefHeading___Toc6284_1751323851" text:style-name="Index_20_Link" text:visited-style-name="Index_20_Link">Proportional Editing<text:tab/>5</text:a></text:p>
          <text:p text:style-name="P36"><text:a xlink:type="simple" xlink:href="#__RefHeading___Toc537_3097850177" text:style-name="Index_20_Link" text:visited-style-name="Index_20_Link">Settings<text:tab/>5</text:a></text:p>
          <text:p text:style-name="P36"><text:a xlink:type="simple" xlink:href="#__RefHeading___Toc6286_1751323851" text:style-name="Index_20_Link" text:visited-style-name="Index_20_Link">Proportional Size<text:tab/>6</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41" text:outline-level="1"><text:bookmark-start text:name="__RefHeading___Toc3654_4126228218"/><text:span text:style-name="T5">Image Editor - </text:span><text:span text:style-name="T6">H</text:span><text:span text:style-name="T7">eader Tools</text:span><text:bookmark-end text:name="__RefHeading___Toc3654_4126228218"/></text:h>
          </table:table-cell>
        </table:table-row>
      </table:table>
      <text:p text:style-name="P4"/>
      <text:p text:style-name="P17"/>
      <text:p text:style-name="P6">The header contains several tools, dependand of what you do and what toolset is selected.</text:p>
      <text:p text:style-name="P15"/>
      <text:h text:style-name="P43" text:outline-level="2"><text:bookmark-start text:name="__RefHeading___Toc3751_3288610003"/>Image Prop<text:bookmark-end text:name="__RefHeading___Toc3751_3288610003"/></text:h>
      <text:p text:style-name="P18"><draw:frame draw:style-name="fr3" draw:name="Bild78" text:anchor-type="paragraph" svg:x="11.227cm" svg:y="0.019cm" svg:width="2.75cm" svg:height="0.46cm" draw:z-index="0"><draw:image xlink:href="Pictures/10000201000000A10000001C7387D4F87C4D21A0.png" xlink:type="simple" xlink:show="embed" xlink:actuate="onLoad" loext:mime-type="image/png"/></draw:frame><draw:frame draw:style-name="fr1" draw:name="Bild79" text:anchor-type="paragraph" svg:y="0.019cm" svg:width="4.53cm" svg:height="4.69cm" draw:z-index="1"><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draw:frame draw:style-name="fr4" draw:name="Bild80" text:anchor-type="paragraph" svg:y="0.136cm" svg:width="3.96cm" svg:height="0.46cm" draw:z-index="2"><draw:image xlink:href="Pictures/10000201000000EA0000001B45A5A20E98537BE2.png" xlink:type="simple" xlink:show="embed" xlink:actuate="onLoad" loext:mime-type="image/png"/></draw:frame></text:p>
      <text:p text:style-name="P7"/>
      <text:p text:style-name="P7"/>
      <text:h text:style-name="P46" text:outline-level="3"><text:bookmark-start text:name="__RefHeading___Toc3753_3288610003"/>List of images in the scene<text:bookmark-end text:name="__RefHeading___Toc3753_3288610003"/></text:h>
      <text:p text:style-name="P22"><text:span text:style-name="T11">This is a list of the images in the scene. This list allows you to switch to other images.</text:span></text:p>
      <text:h text:style-name="Heading_20_4" text:outline-level="4"><text:bookmark-start text:name="__RefHeading___Toc6272_1751323851"/>Search form<text:bookmark-end text:name="__RefHeading___Toc6272_1751323851"/></text:h>
      <text:p text:style-name="P20">Search for specific images.</text:p>
      <text:h text:style-name="P46" text:outline-level="3"><text:bookmark-start text:name="__RefHeading___Toc3755_3288610003"/>Image Edit Box<text:bookmark-end text:name="__RefHeading___Toc3755_3288610003"/></text:h>
      <text:p text:style-name="P22"><text:span text:style-name="T11">Read the name of the currently selected image. And you can rename the image here too.</text:span></text:p>
      <text:h text:style-name="P47" text:outline-level="3"><text:bookmark-start text:name="__RefHeading___Toc6274_1751323851"/>Number of Fake Users<text:bookmark-end text:name="__RefHeading___Toc6274_1751323851"/></text:h>
      <text:p text:style-name="P28">In case this file has a fake user assigned, then this number displays the number of fake users.</text:p>
      <text:h text:style-name="P46" text:outline-level="3"><text:bookmark-start text:name="__RefHeading___Toc3757_3288610003"/>Fake User<text:bookmark-end text:name="__RefHeading___Toc3757_3288610003"/></text:h>
      <text:p text:style-name="P18">Wit this button you assign a fake user to this selected image.</text:p>
      <text:p text:style-name="P18">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48" text:outline-level="3"><text:bookmark-start text:name="__RefHeading___Toc6276_1751323851"/>Open<text:bookmark-end text:name="__RefHeading___Toc6276_1751323851"/></text:h>
      <text:p text:style-name="P27">Open a new image.</text:p>
      <text:h text:style-name="Heading_20_3" text:outline-level="3"><text:bookmark-start text:name="__RefHeading___Toc6278_1751323851"/>Remove<text:bookmark-end text:name="__RefHeading___Toc6278_1751323851"/></text:h>
      <text:p text:style-name="P27">Removes the image.</text:p>
      <text:p text:style-name="P15"/>
      <text:h text:style-name="P46" text:outline-level="3"><draw:frame draw:style-name="fr3" draw:name="Bild83" text:anchor-type="paragraph" svg:x="13.33cm" svg:y="0.175cm" svg:width="5.32cm" svg:height="3.641cm" draw:z-index="5"><draw:image xlink:href="Pictures/100002010000013A000000D78FDAAC8011C83CDA.png" xlink:type="simple" xlink:show="embed" xlink:actuate="onLoad" loext:mime-type="image/png"/></draw:frame><text:bookmark-start text:name="__RefHeading___Toc3759_3288610003"/><text:soft-page-break/>New Image<text:bookmark-end text:name="__RefHeading___Toc3759_3288610003"/></text:h>
      <text:p text:style-name="P18">Create a new image.</text:p>
      <text:p text:style-name="P22">Creates a new image. You will get a dialog where you can define settings for the new image.</text:p>
      <text:h text:style-name="P46" text:outline-level="3"><text:bookmark-start text:name="__RefHeading___Toc17654_14486089731"/>Name<text:bookmark-end text:name="__RefHeading___Toc17654_14486089731"/></text:h>
      <text:p text:style-name="P21">The name of the new image</text:p>
      <text:h text:style-name="P46" text:outline-level="3"><text:bookmark-start text:name="__RefHeading___Toc17656_14486089731"/>Width<text:bookmark-end text:name="__RefHeading___Toc17656_14486089731"/></text:h>
      <text:p text:style-name="P21">The width of the new image.</text:p>
      <text:h text:style-name="P46" text:outline-level="3"><text:bookmark-start text:name="__RefHeading___Toc17658_14486089731"/>Height<text:bookmark-end text:name="__RefHeading___Toc17658_14486089731"/></text:h>
      <text:p text:style-name="P21">The height of the new image.</text:p>
      <text:h text:style-name="P46" text:outline-level="3"><draw:frame draw:style-name="fr1" draw:name="Bild81" text:anchor-type="paragraph" svg:y="0.459cm" svg:width="2.011cm" svg:height="3.09cm" draw:z-index="3"><draw:image xlink:href="Pictures/10000201000000BE00000124B86C0256923DAE62.png" xlink:type="simple" xlink:show="embed" xlink:actuate="onLoad" loext:mime-type="image/png"/></draw:frame><text:bookmark-start text:name="__RefHeading___Toc17660_14486089731"/>Color<text:bookmark-end text:name="__RefHeading___Toc17660_14486089731"/></text:h>
      <text:p text:style-name="P21">Adjust the color of the new image. A click will call a color picker.</text:p>
      <text:h text:style-name="P46" text:outline-level="3"><text:bookmark-start text:name="__RefHeading___Toc17662_14486089731"/>Alpha<text:bookmark-end text:name="__RefHeading___Toc17662_14486089731"/></text:h>
      <text:p text:style-name="P21"><text:span text:style-name="T8">Check this checkbox i</text:span>f the new image should have an alpha channel.</text:p>
      <text:h text:style-name="P46" text:outline-level="3"><draw:frame draw:style-name="fr1" draw:name="Bild82" text:anchor-type="paragraph" svg:y="0.238cm" svg:width="2.611cm" svg:height="1.85cm" draw:z-index="4"><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21">Define what kind of texture you want to create. </text:p>
      <text:p text:style-name="P21">Blank is one plain color.</text:p>
      <text:p text:style-name="P21">UV Grid is a checker texture in black and white.</text:p>
      <text:p text:style-name="P21">Color Grid is a colored checker texture<text:span text:style-name="T10">.</text:span></text:p>
      <text:h text:style-name="P46" text:outline-level="3"><text:bookmark-start text:name="__RefHeading___Toc17666_14486089731"/>32 Bit Float<text:bookmark-end text:name="__RefHeading___Toc17666_14486089731"/></text:h>
      <text:p text:style-name="P21"><text:span text:style-name="T8">Check this checkbox i</text:span>f the image should be in 32 Bit float<text:span text:style-name="T9">ing point bit depth</text:span> per channel. Else it is in 8 bit per channel.</text:p>
      <text:h text:style-name="P46" text:outline-level="3"><text:bookmark-start text:name="__RefHeading___Toc9426_3361135648"/><text:span text:style-name="T11">Open</text:span> Image<text:bookmark-end text:name="__RefHeading___Toc9426_3361135648"/></text:h>
      <text:p text:style-name="P23">Opens the file browser to load an image.</text:p>
      <text:h text:style-name="P49" text:outline-level="3"><text:bookmark-start text:name="__RefHeading___Toc3763_3288610003"/>Unlink Datablock<text:bookmark-end text:name="__RefHeading___Toc3763_3288610003"/></text:h>
      <text:p text:style-name="P18">This deletes the selected image. Unfortunately not immediately. You need to save the scene and to reload it.</text:p>
      <text:p text:style-name="P18"><draw:frame draw:style-name="fr1" draw:name="Bild84" text:anchor-type="paragraph" svg:y="0.123cm" svg:width="4.001cm" svg:height="1.02cm" draw:z-index="6"><draw:image xlink:href="Pictures/10000201000000EC0000003C36EDD88A3794C6CF.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15"/>
      <text:h text:style-name="P43" text:outline-level="2"><draw:frame draw:style-name="fr1" draw:name="Bild88" text:anchor-type="paragraph" svg:y="0.3cm" svg:width="4.881cm" svg:height="0.42cm" draw:z-index="7"><draw:image xlink:href="Pictures/100002010000012000000019EDAA1E89567A647A.png" xlink:type="simple" xlink:show="embed" xlink:actuate="onLoad" loext:mime-type="image/png"/></draw:frame><text:bookmark-start text:name="__RefHeading___Toc3770_3288610003"/><text:soft-page-break/>Use Image Pin<text:bookmark-end text:name="__RefHeading___Toc3770_3288610003"/></text:h>
      <text:p text:style-name="P24">When you select another object<text:span text:style-name="T12">. for UV mapping for example</text:span>, then usually the connected images for this object gets displayed. Use image pin nails the currently selected image so that it stays displayed.</text:p>
      <text:p text:style-name="P24"/>
      <text:p text:style-name="P16"/>
      <text:h text:style-name="Heading_20_2" text:outline-level="2"><draw:frame draw:style-name="fr1" draw:name="Bild12" text:anchor-type="paragraph" svg:y="0.644cm" svg:width="6.121cm" svg:height="3.911cm" draw:z-index="10"><draw:image xlink:href="Pictures/100002010000015B000000DEFDE57E1B80A55C52.png" xlink:type="simple" xlink:show="embed" xlink:actuate="onLoad" loext:mime-type="image/png"/></draw:frame><text:bookmark-start text:name="__RefHeading___Toc2131_3026708366"/>UV Map Prop<text:span text:style-name="T13">erty</text:span><text:bookmark-end text:name="__RefHeading___Toc2131_3026708366"/></text:h>
      <text:p text:style-name="P26"><draw:frame draw:style-name="fr3" draw:name="Bild11" text:anchor-type="paragraph" svg:x="7.786cm" svg:y="-0.205cm" svg:width="4.32cm" svg:height="4.23cm" draw:z-index="9"><draw:image xlink:href="Pictures/10000201000000FF000000FADF2F815DE205163D.png" xlink:type="simple" xlink:show="embed" xlink:actuate="onLoad" loext:mime-type="image/png"/></draw:frame>A mesh can have more than one UV map. You create them in the Properties editor in the Object Data Properties tab in the UV Map Panel. </text:p>
      <text:p text:style-name="P26"/>
      <text:p text:style-name="P26">The property in the header allows you to switch to another UV map, and to rename the UV map.</text:p>
      <text:p text:style-name="P26"/>
      <text:p text:style-name="Horizontal_20_Line"/>
      <text:h text:style-name="Heading_20_2" text:outline-level="2"><draw:frame draw:style-name="fr1" draw:name="Bild1" text:anchor-type="paragraph" svg:y="0.123cm" svg:width="3.161cm" svg:height="3.27cm" draw:z-index="8"><draw:image xlink:href="Pictures/10000201000000BB000000C154BC7298CD638409.png" xlink:type="simple" xlink:show="embed" xlink:actuate="onLoad" loext:mime-type="image/png"/></draw:frame><text:bookmark-start text:name="__RefHeading___Toc9428_3361135648"/>Display Channels<text:bookmark-end text:name="__RefHeading___Toc9428_3361135648"/></text:h>
      <text:p text:style-name="P25">Adjust what channels of the image gets displayed.<text:span text:style-name="T13"> It just shows when an image is loaded and active.</text:span></text:p>
      <text:h text:style-name="P50" text:outline-level="3"><text:bookmark-start text:name="__RefHeading___Toc9430_3361135648"/>Color and Alpha<text:bookmark-end text:name="__RefHeading___Toc9430_3361135648"/></text:h>
      <text:p text:style-name="P19">Displays the whole image, including alpha channel.</text:p>
      <text:h text:style-name="P50" text:outline-level="3"><text:bookmark-start text:name="__RefHeading___Toc4381_1152525425"/>Color<text:bookmark-end text:name="__RefHeading___Toc4381_1152525425"/></text:h>
      <text:p text:style-name="P19">Displays the whole image, but without alpha channel.</text:p>
      <text:h text:style-name="P50" text:outline-level="3"><text:bookmark-start text:name="__RefHeading___Toc4383_1152525425"/>Alpha<text:bookmark-end text:name="__RefHeading___Toc4383_1152525425"/></text:h>
      <text:p text:style-name="P19">Displays the alpha channel of the image.</text:p>
      <text:h text:style-name="P50" text:outline-level="3"><text:bookmark-start text:name="__RefHeading___Toc4385_1152525425"/>Red<text:bookmark-end text:name="__RefHeading___Toc4385_1152525425"/></text:h>
      <text:p text:style-name="P19">Displays the red channel of the image.</text:p>
      <text:h text:style-name="P50" text:outline-level="3"><text:bookmark-start text:name="__RefHeading___Toc4387_1152525425"/>Green<text:bookmark-end text:name="__RefHeading___Toc4387_1152525425"/></text:h>
      <text:p text:style-name="P19">Displays the green channel of the image.</text:p>
      <text:h text:style-name="P50" text:outline-level="3"><text:bookmark-start text:name="__RefHeading___Toc4389_1152525425"/><text:soft-page-break/>Blue<text:bookmark-end text:name="__RefHeading___Toc4389_1152525425"/></text:h>
      <text:p text:style-name="P19">Displays the blue channel of the image.</text:p>
      <text:p text:style-name="P8"/>
      <table:table table:name="Tabelle4" table:style-name="Tabelle4">
        <table:table-column table:style-name="Tabelle4.A"/>
        <table:table-row>
          <table:table-cell table:style-name="Tabelle4.A1" office:value-type="string">
            <text:h text:style-name="P42" text:outline-level="1"><text:bookmark-start text:name="__RefHeading___Toc521_3097850177"/>Object settings<text:bookmark-end text:name="__RefHeading___Toc521_3097850177"/></text:h>
          </table:table-cell>
        </table:table-row>
      </table:table>
      <text:p text:style-name="P9"/>
      <text:p text:style-name="P10"><draw:frame draw:style-name="fr2" draw:name="Bild10" text:anchor-type="paragraph" svg:y="0.654cm" svg:width="13.169cm" svg:height="0.469cm" draw:z-index="11"><draw:image xlink:href="Pictures/100002010000030A0000001C83ADCBC4601B499E.png" xlink:type="simple" xlink:show="embed" xlink:actuate="onLoad" loext:mime-type="image/png"/></draw:frame></text:p>
      <text:p text:style-name="P10"><draw:frame draw:style-name="fr1" draw:name="Bild2" text:anchor-type="paragraph" svg:y="1.272cm" svg:width="3.39cm" svg:height="2.18cm" draw:z-index="12"><draw:image xlink:href="Pictures/10000201000000C800000081E10D651E0B4A5C2B.png" xlink:type="simple" xlink:show="embed" xlink:actuate="onLoad" loext:mime-type="image/png"/></draw:frame></text:p>
      <text:p text:style-name="P10"/>
      <text:p text:style-name="P10">The object settings just appears when the Tool Settings are hidden. This can be done in the View menu.</text:p>
      <text:p text:style-name="P10"/>
      <text:p text:style-name="P10"/>
      <text:h text:style-name="Heading_20_2" text:outline-level="2"><draw:frame draw:style-name="fr1" draw:name="Bild3" text:anchor-type="paragraph" svg:y="0.693cm" svg:width="3.099cm" svg:height="2.57cm" draw:z-index="13"><draw:image xlink:href="Pictures/10000201000000B700000098E5FED45239682CA2.png" xlink:type="simple" xlink:show="embed" xlink:actuate="onLoad" loext:mime-type="image/png"/></draw:frame><text:bookmark-start text:name="__RefHeading___Toc6280_1751323851"/>Pivot<text:bookmark-end text:name="__RefHeading___Toc6280_1751323851"/></text:h>
      <text:p text:style-name="P29">What pivot point to use for selected elements.</text:p>
      <text:p text:style-name="P11"><text:span text:style-name="T15"><text:s/></text:span><text:span text:style-name="T17">When </text:span><text:span text:style-name="T15">you </text:span><text:span text:style-name="T17">rotat</text:span><text:span text:style-name="T15">e</text:span><text:span text:style-name="T17"> or scal</text:span><text:span text:style-name="T15">e</text:span><text:span text:style-name="T17"> an U</text:span><text:span text:style-name="T16">V patch</text:span><text:span text:style-name="T15">,</text:span><text:span text:style-name="T17"> or </text:span><text:span text:style-name="T15">a </text:span><text:span text:style-name="T17">group of vertices/edges/faces, you may want to s</text:span><text:span text:style-name="T16">et</text:span><text:span text:style-name="T17"> the pivot point</text:span><text:span text:style-name="T16"> to a specific location of the selection</text:span><text:span text:style-name="T17">. </text:span><text:span text:style-name="T15">The names should be self explaining.</text:span></text:p>
      <text:h text:style-name="P44" text:outline-level="2"><draw:frame draw:style-name="fr1" draw:name="Bild6" text:anchor-type="paragraph" svg:y="0.312cm" svg:width="3.761cm" svg:height="2.709cm" draw:z-index="14"><draw:image xlink:href="Pictures/10000201000000DE000000A059F60D0C994D1B4E.png" xlink:type="simple" xlink:show="embed" xlink:actuate="onLoad" loext:mime-type="image/png"/></draw:frame><text:bookmark-start text:name="__RefHeading___Toc6282_1751323851"/>Snapping<text:bookmark-end text:name="__RefHeading___Toc6282_1751323851"/></text:h>
      <text:p text:style-name="P31">Activate snapping<text:span text:style-name="T18"> when transforming an element</text:span>.</text:p>
      <text:p text:style-name="P30">Snapping can be temporarily activated by holding CTRL key. So no need to turn snapping on and off all the time.</text:p>
      <text:h text:style-name="P51" text:outline-level="3"><text:bookmark-start text:name="__RefHeading___Toc533_3097850177"/>Snapping Settings<text:bookmark-end text:name="__RefHeading___Toc533_3097850177"/></text:h>
      <text:p text:style-name="P40"><text:span text:style-name="T19">You can snap to various scene elements. This menu allows you to define to which other elements the current active element should snap to. The names should be self explaining. Increment snaps by a grid unit.</text:span></text:p>
      <text:h text:style-name="P38" text:outline-level="4"><text:bookmark-start text:name="__RefHeading___Toc565_3097850177"/>Affect<text:bookmark-end text:name="__RefHeading___Toc565_3097850177"/></text:h>
      <text:p text:style-name="P30">Adjust what transform methods should be affected by snapping.</text:p>
      <text:h text:style-name="P45" text:outline-level="2"><draw:frame draw:style-name="fr1" draw:name="Bild16" text:anchor-type="paragraph" svg:y="0.4cm" svg:width="3.769cm" svg:height="3.59cm" draw:z-index="15"><draw:image xlink:href="Pictures/10000201000000DF000000D4471AEABDE575F090.png" xlink:type="simple" xlink:show="embed" xlink:actuate="onLoad" loext:mime-type="image/png"/></draw:frame><text:bookmark-start text:name="__RefHeading___Toc6284_1751323851"/>Proportional Editing<text:bookmark-end text:name="__RefHeading___Toc6284_1751323851"/></text:h>
      <text:p text:style-name="P32">Enables proportional editing. </text:p>
      <text:p text:style-name="P33">Proportional<text:span text:style-name="T20"> </text:span>Edit<text:span text:style-name="T19">ing</text:span> is a way of transforming selected elements (such as vertices) while having that transformation affect other nearby elements<text:span text:style-name="T19"> with a falloff</text:span>. For example, <text:span text:style-name="T19">moving a </text:span>single vertex <text:span text:style-name="T19">will move </text:span>unselected vertices within a given range. <text:span text:style-name="T19">And the falloff means that </text:span>selected vertices that are closer to the selected vertex will move more than those farther from it. </text:p>
      <text:h text:style-name="P52" text:outline-level="3"><text:bookmark-start text:name="__RefHeading___Toc537_3097850177"/>Settings<text:bookmark-end text:name="__RefHeading___Toc537_3097850177"/></text:h>
      <text:p text:style-name="P53"><text:span text:style-name="T19">The settings appears when you activate Proportional Editing. Choose between different falloff methods for the proportional editing. The settings hides when proportional editing is off.</text:span></text:p>
      <text:h text:style-name="Heading_20_3" text:outline-level="3"><draw:frame draw:style-name="fr1" draw:name="Bild4" text:anchor-type="paragraph" svg:y="0.4cm" svg:width="6.38cm" svg:height="5.5cm" draw:z-index="16"><draw:image xlink:href="Pictures/1000020100000179000001450DA877DFAEF3FAAE.png" xlink:type="simple" xlink:show="embed" xlink:actuate="onLoad" loext:mime-type="image/png"/></draw:frame><text:bookmark-start text:name="__RefHeading___Toc6286_1751323851"/><text:soft-page-break/>Proportional Size<text:bookmark-end text:name="__RefHeading___Toc6286_1751323851"/></text:h>
      <text:p text:style-name="P12"/>
      <text:p text:style-name="P13">When proportional editing is on then you will see a black circle around the selection that defines the influence area of the proportional editing.</text:p>
      <text:p text:style-name="P13"/>
      <text:p text:style-name="P13">This value can be adjusted with the scroll wheel, the page up and page down hotkeys, and in the last operator panel of the transform tool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style style:name="MT3" style:family="text">
      <style:text-properties fo:font-size="10pt" officeooo:rsid="03509752" style:font-size-asian="10pt" style:font-size-complex="10pt"/>
    </style:style>
    <style:style style:name="MT4"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1</text:span><text:span text:style-name="MT2"> Editors - UV Editor - Header - </text:span><text:span text:style-name="MT4">Header Tools</text:span><text:span text:style-name="MT3"> and Options</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48M6S</meta:editing-duration>
    <meta:editing-cycles>780</meta:editing-cycles>
    <meta:generator>LibreOffice/6.3.2.2$Windows_X86_64 LibreOffice_project/98b30e735bda24bc04ab42594c85f7fd8be07b9c</meta:generator>
    <dc:date>2020-06-08T12:47:22.940000000</dc:date>
    <meta:document-statistic meta:table-count="2" meta:image-count="17" meta:object-count="0" meta:page-count="6" meta:paragraph-count="123" meta:word-count="1006" meta:character-count="5439" meta:non-whitespace-character-count="4549"/>
    <meta:template xlink:type="simple" xlink:actuate="onRequest" xlink:title="standard1cm" xlink:href="../../../AppData/Roaming/LibreOffice/4/user/template/standard1cm.ott" meta:date="2016-03-29T10:15:31.334000000"/>
  </office:meta>
</office:document-meta>
</file>